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1.0098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30</text:p>
          </table:table-cell>
          <table:table-cell table:formula="of:=[.F37]+[.C38]" office:value-type="float" office:value="2571" calcext:value-type="float">
            <text:p>2571</text:p>
          </table:table-cell>
          <table:table-cell office:value-type="float" office:value="2650" calcext:value-type="float">
            <text:p>2650</text:p>
          </table:table-cell>
          <table:table-cell table:formula="of:=[.F38]-[.G38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8]+[.C39]" office:value-type="float" office:value="2594" calcext:value-type="float">
            <text:p>2594</text:p>
          </table:table-cell>
          <table:table-cell office:value-type="float" office:value="2678" calcext:value-type="float">
            <text:p>2678</text:p>
          </table:table-cell>
          <table:table-cell table:formula="of:=[.F39]-[.G39]" office:value-type="float" office:value="-84" calcext:value-type="float">
            <text:p>-8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9]+[.C40]" office:value-type="float" office:value="2594" calcext:value-type="float">
            <text:p>2594</text:p>
          </table:table-cell>
          <table:table-cell office:value-type="float" office:value="2706" calcext:value-type="float">
            <text:p>2706</text:p>
          </table:table-cell>
          <table:table-cell table:formula="of:=[.F40]-[.G40]" office:value-type="float" office:value="-112" calcext:value-type="float">
            <text:p>-112</text:p>
          </table:table-cell>
          <table:table-cell table:number-columns-repeated="5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3:17</text:p>
          </table:table-cell>
          <table:table-cell table:formula="of:=[.F40]+[.C41]" office:value-type="float" office:value="2677" calcext:value-type="float">
            <text:p>2677</text:p>
          </table:table-cell>
          <table:table-cell office:value-type="float" office:value="2734" calcext:value-type="float">
            <text:p>2734</text:p>
          </table:table-cell>
          <table:table-cell table:formula="of:=[.F41]-[.G41]" office:value-type="float" office:value="-57" calcext:value-type="float">
            <text:p>-5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2:10</text:p>
          </table:table-cell>
          <table:table-cell table:formula="of:=[.F41]+[.C42]" office:value-type="float" office:value="2721" calcext:value-type="float">
            <text:p>2721</text:p>
          </table:table-cell>
          <table:table-cell office:value-type="float" office:value="2762" calcext:value-type="float">
            <text:p>2762</text:p>
          </table:table-cell>
          <table:table-cell table:formula="of:=[.F42]-[.G42]" office:value-type="float" office:value="-41" calcext:value-type="float">
            <text:p>-4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3:30</text:p>
          </table:table-cell>
          <table:table-cell table:formula="of:=[.F42]+[.C43]" office:value-type="float" office:value="2755" calcext:value-type="float">
            <text:p>2755</text:p>
          </table:table-cell>
          <table:table-cell office:value-type="float" office:value="2790" calcext:value-type="float">
            <text:p>2790</text:p>
          </table:table-cell>
          <table:table-cell table:formula="of:=[.F43]-[.G43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Helaman 4:21</text:p>
          </table:table-cell>
          <table:table-cell table:formula="of:=[.F43]+[.C44]" office:value-type="float" office:value="2783" calcext:value-type="float">
            <text:p>2783</text:p>
          </table:table-cell>
          <table:table-cell office:value-type="float" office:value="2818" calcext:value-type="float">
            <text:p>2818</text:p>
          </table:table-cell>
          <table:table-cell table:formula="of:=[.F44]-[.G44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783" calcext:value-type="float">
            <text:p>2783</text:p>
          </table:table-cell>
          <table:table-cell office:value-type="float" office:value="2846" calcext:value-type="float">
            <text:p>2846</text:p>
          </table:table-cell>
          <table:table-cell table:formula="of:=[.F45]-[.G45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5:16</text:p>
          </table:table-cell>
          <table:table-cell table:formula="of:=[.F45]+[.C46]" office:value-type="float" office:value="2804" calcext:value-type="float">
            <text:p>2804</text:p>
          </table:table-cell>
          <table:table-cell office:value-type="float" office:value="2874" calcext:value-type="float">
            <text:p>2874</text:p>
          </table:table-cell>
          <table:table-cell table:formula="of:=[.F46]-[.G46]" office:value-type="float" office:value="-70" calcext:value-type="float">
            <text:p>-7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5:52</text:p>
          </table:table-cell>
          <table:table-cell table:formula="of:=[.F46]+[.C47]" office:value-type="float" office:value="2840" calcext:value-type="float">
            <text:p>2840</text:p>
          </table:table-cell>
          <table:table-cell office:value-type="float" office:value="2902" calcext:value-type="float">
            <text:p>2902</text:p>
          </table:table-cell>
          <table:table-cell table:formula="of:=[.F47]-[.G47]" office:value-type="float" office:value="-62" calcext:value-type="float">
            <text:p>-62</text:p>
          </table:table-cell>
          <table:table-cell table:number-columns-repeated="5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840" calcext:value-type="float">
            <text:p>2840</text:p>
          </table:table-cell>
          <table:table-cell office:value-type="float" office:value="2930" calcext:value-type="float">
            <text:p>2930</text:p>
          </table:table-cell>
          <table:table-cell table:formula="of:=[.F48]-[.G48]" office:value-type="float" office:value="-90" calcext:value-type="float">
            <text:p>-9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7:29</text:p>
          </table:table-cell>
          <table:table-cell table:formula="of:=[.F48]+[.C49]" office:value-type="float" office:value="2910" calcext:value-type="float">
            <text:p>2910</text:p>
          </table:table-cell>
          <table:table-cell office:value-type="float" office:value="2958" calcext:value-type="float">
            <text:p>2958</text:p>
          </table:table-cell>
          <table:table-cell table:formula="of:=[.F49]-[.G49]" office:value-type="float" office:value="-48" calcext:value-type="float">
            <text:p>-4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/>
          <table:table-cell table:formula="of:=[.F49]+[.C50]" office:value-type="float" office:value="2910" calcext:value-type="float">
            <text:p>2910</text:p>
          </table:table-cell>
          <table:table-cell office:value-type="float" office:value="2986" calcext:value-type="float">
            <text:p>2986</text:p>
          </table:table-cell>
          <table:table-cell table:formula="of:=[.F50]-[.G50]" office:value-type="float" office:value="-76" calcext:value-type="float">
            <text:p>-7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910" calcext:value-type="float">
            <text:p>2910</text:p>
          </table:table-cell>
          <table:table-cell office:value-type="float" office:value="3014" calcext:value-type="float">
            <text:p>3014</text:p>
          </table:table-cell>
          <table:table-cell table:formula="of:=[.F51]-[.G51]" office:value-type="float" office:value="-104" calcext:value-type="float">
            <text:p>-10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9:36</text:p>
          </table:table-cell>
          <table:table-cell table:formula="of:=[.F51]+[.C52]" office:value-type="float" office:value="2974" calcext:value-type="float">
            <text:p>2974</text:p>
          </table:table-cell>
          <table:table-cell office:value-type="float" office:value="3042" calcext:value-type="float">
            <text:p>3042</text:p>
          </table:table-cell>
          <table:table-cell table:formula="of:=[.F52]-[.G52]" office:value-type="float" office:value="-68" calcext:value-type="float">
            <text:p>-68</text:p>
          </table:table-cell>
          <table:table-cell/>
          <table:table-cell table:formula="of:=88/28" office:value-type="float" office:value="3.14285714285714" calcext:value-type="float">
            <text:p>3.14285714285714</text:p>
          </table:table-cell>
          <table:table-cell office:value-type="string" calcext:value-type="string">
            <text:p>perday</text:p>
          </table:table-cell>
          <table:table-cell table:number-columns-repeated="53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974" calcext:value-type="float">
            <text:p>2974</text:p>
          </table:table-cell>
          <table:table-cell office:value-type="float" office:value="3070" calcext:value-type="float">
            <text:p>3070</text:p>
          </table:table-cell>
          <table:table-cell table:formula="of:=[.F53]-[.G53]" office:value-type="float" office:value="-96" calcext:value-type="float">
            <text:p>-96</text:p>
          </table:table-cell>
          <table:table-cell table:formula="of:=19+28+36+5" office:value-type="float" office:value="88" calcext:value-type="float">
            <text:p>88</text:p>
          </table:table-cell>
          <table:table-cell office:value-type="string" calcext:value-type="string">
            <text:p>verses left this week</text:p>
          </table:table-cell>
          <table:table-cell table:number-columns-repeated="54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974" calcext:value-type="float">
            <text:p>2974</text:p>
          </table:table-cell>
          <table:table-cell office:value-type="float" office:value="3098" calcext:value-type="float">
            <text:p>3098</text:p>
          </table:table-cell>
          <table:table-cell table:formula="of:=[.F54]-[.G54]" office:value-type="float" office:value="-124" calcext:value-type="float">
            <text:p>-124</text:p>
          </table:table-cell>
          <table:table-cell table:number-columns-repeated="5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12</text:p>
          </table:table-cell>
          <table:table-cell table:formula="of:=[.F54]+[.C55]" office:value-type="float" office:value="3062" calcext:value-type="float">
            <text:p>3062</text:p>
          </table:table-cell>
          <table:table-cell office:value-type="float" office:value="3126" calcext:value-type="float">
            <text:p>3126</text:p>
          </table:table-cell>
          <table:table-cell table:formula="of:=[.F55]-[.G55]" office:value-type="float" office:value="-64" calcext:value-type="float">
            <text:p>-6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3062" calcext:value-type="float">
            <text:p>3062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3062" calcext:value-type="float">
            <text:p>3062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3062" calcext:value-type="float">
            <text:p>3062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3062" calcext:value-type="float">
            <text:p>3062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3062" calcext:value-type="float">
            <text:p>3062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3062" calcext:value-type="float">
            <text:p>3062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3062" calcext:value-type="float">
            <text:p>3062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3062" calcext:value-type="float">
            <text:p>3062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3062" calcext:value-type="float">
            <text:p>3062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3062" calcext:value-type="float">
            <text:p>3062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3062" calcext:value-type="float">
            <text:p>3062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3062" calcext:value-type="float">
            <text:p>3062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3062" calcext:value-type="float">
            <text:p>3062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3062" calcext:value-type="float">
            <text:p>3062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3062" calcext:value-type="float">
            <text:p>3062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3062" calcext:value-type="float">
            <text:p>3062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3062" calcext:value-type="float">
            <text:p>3062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3062" calcext:value-type="float">
            <text:p>3062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3062" calcext:value-type="float">
            <text:p>3062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3062" calcext:value-type="float">
            <text:p>3062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3062" calcext:value-type="float">
            <text:p>3062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3062" calcext:value-type="float">
            <text:p>3062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3062" calcext:value-type="float">
            <text:p>3062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3062" calcext:value-type="float">
            <text:p>3062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3062" calcext:value-type="float">
            <text:p>3062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3062" calcext:value-type="float">
            <text:p>3062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3062" calcext:value-type="float">
            <text:p>3062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3062" calcext:value-type="float">
            <text:p>3062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3062" calcext:value-type="float">
            <text:p>3062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3062" calcext:value-type="float">
            <text:p>3062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3062" calcext:value-type="float">
            <text:p>3062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3062" calcext:value-type="float">
            <text:p>3062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3062" calcext:value-type="float">
            <text:p>3062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3062" calcext:value-type="float">
            <text:p>3062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3062" calcext:value-type="float">
            <text:p>3062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3062" calcext:value-type="float">
            <text:p>3062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3062" calcext:value-type="float">
            <text:p>3062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3062" calcext:value-type="float">
            <text:p>3062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3062" calcext:value-type="float">
            <text:p>3062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3062" calcext:value-type="float">
            <text:p>3062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3062" calcext:value-type="float">
            <text:p>3062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3062" calcext:value-type="float">
            <text:p>3062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3062" calcext:value-type="float">
            <text:p>3062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3062" calcext:value-type="float">
            <text:p>3062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3062" calcext:value-type="float">
            <text:p>3062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3062" calcext:value-type="float">
            <text:p>3062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3062" calcext:value-type="float">
            <text:p>3062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3062" calcext:value-type="float">
            <text:p>3062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3062" calcext:value-type="float">
            <text:p>3062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3062" calcext:value-type="float">
            <text:p>3062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3062" calcext:value-type="float">
            <text:p>3062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3062" calcext:value-type="float">
            <text:p>3062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3062" calcext:value-type="float">
            <text:p>3062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3062" calcext:value-type="float">
            <text:p>3062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3062" calcext:value-type="float">
            <text:p>3062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3062" calcext:value-type="float">
            <text:p>3062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3062" calcext:value-type="float">
            <text:p>3062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3062" calcext:value-type="float">
            <text:p>3062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3062" calcext:value-type="float">
            <text:p>3062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3062" calcext:value-type="float">
            <text:p>3062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3062" calcext:value-type="float">
            <text:p>3062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3062" calcext:value-type="float">
            <text:p>3062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3062" calcext:value-type="float">
            <text:p>3062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3062" calcext:value-type="float">
            <text:p>3062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3062" calcext:value-type="float">
            <text:p>3062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3062" calcext:value-type="float">
            <text:p>3062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3062" calcext:value-type="float">
            <text:p>3062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3062" calcext:value-type="float">
            <text:p>3062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3062" calcext:value-type="float">
            <text:p>3062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3062" calcext:value-type="float">
            <text:p>3062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3062" calcext:value-type="float">
            <text:p>3062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3062" calcext:value-type="float">
            <text:p>3062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3062" calcext:value-type="float">
            <text:p>3062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3062" calcext:value-type="float">
            <text:p>3062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3062" calcext:value-type="float">
            <text:p>3062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3062" calcext:value-type="float">
            <text:p>3062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3062" calcext:value-type="float">
            <text:p>3062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3062" calcext:value-type="float">
            <text:p>3062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3062" calcext:value-type="float">
            <text:p>3062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3062" calcext:value-type="float">
            <text:p>3062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3062" calcext:value-type="float">
            <text:p>3062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3062" calcext:value-type="float">
            <text:p>3062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3062" calcext:value-type="float">
            <text:p>3062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3062" calcext:value-type="float">
            <text:p>3062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3062" calcext:value-type="float">
            <text:p>3062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3062" calcext:value-type="float">
            <text:p>3062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3062" calcext:value-type="float">
            <text:p>3062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3062" calcext:value-type="float">
            <text:p>3062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3062" calcext:value-type="float">
            <text:p>3062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3062" calcext:value-type="float">
            <text:p>3062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3062" calcext:value-type="float">
            <text:p>3062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3062" calcext:value-type="float">
            <text:p>3062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3062" calcext:value-type="float">
            <text:p>3062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3062" calcext:value-type="float">
            <text:p>3062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3062" calcext:value-type="float">
            <text:p>3062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3062" calcext:value-type="float">
            <text:p>3062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3062" calcext:value-type="float">
            <text:p>3062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3062" calcext:value-type="float">
            <text:p>3062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3062" calcext:value-type="float">
            <text:p>3062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3062" calcext:value-type="float">
            <text:p>3062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3062" calcext:value-type="float">
            <text:p>3062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3062" calcext:value-type="float">
            <text:p>3062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3062" calcext:value-type="float">
            <text:p>3062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3062" calcext:value-type="float">
            <text:p>3062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3062" calcext:value-type="float">
            <text:p>3062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3062" calcext:value-type="float">
            <text:p>3062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3062" calcext:value-type="float">
            <text:p>3062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3062" calcext:value-type="float">
            <text:p>3062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3062" calcext:value-type="float">
            <text:p>3062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3062" calcext:value-type="float">
            <text:p>3062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3062" calcext:value-type="float">
            <text:p>3062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3062" calcext:value-type="float">
            <text:p>3062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3062" calcext:value-type="float">
            <text:p>3062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3062" calcext:value-type="float">
            <text:p>3062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3062" calcext:value-type="float">
            <text:p>3062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3062" calcext:value-type="float">
            <text:p>3062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3062" calcext:value-type="float">
            <text:p>3062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3062" calcext:value-type="float">
            <text:p>3062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3062" calcext:value-type="float">
            <text:p>3062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3062" calcext:value-type="float">
            <text:p>3062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3062" calcext:value-type="float">
            <text:p>3062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3062" calcext:value-type="float">
            <text:p>3062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3062" calcext:value-type="float">
            <text:p>3062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3062" calcext:value-type="float">
            <text:p>3062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3062" calcext:value-type="float">
            <text:p>3062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3062" calcext:value-type="float">
            <text:p>3062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3062" calcext:value-type="float">
            <text:p>3062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3062" calcext:value-type="float">
            <text:p>3062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3062" calcext:value-type="float">
            <text:p>3062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3062" calcext:value-type="float">
            <text:p>3062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07:20:18.595152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5.2$Linux_X86_64 LibreOffice_project/40$Build-2</meta:generator>
    <dc:date>2020-08-23T07:22:05.614689335</dc:date>
    <meta:editing-duration>PT20H5M11S</meta:editing-duration>
    <meta:editing-cycles>64</meta:editing-cycles>
    <meta:document-statistic meta:table-count="1" meta:cell-count="926" meta:object-count="0"/>
  </office:meta>
</office:document-meta>
</file>